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95cm" fo:min-width="3.092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549cm" fo:min-width="10.29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878cm" fo:min-width="11.88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609cm" fo:min-width="2.993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549cm" fo:min-width="3.498cm"/>
      <style:paragraph-properties style:writing-mode="lr-tb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3.175cm" svg:x="8.302cm" svg:y="2.905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842cm" svg:y1="6.08cm" svg:x2="10.842cm" svg:y2="7.667cm">
          <text:p/>
        </draw:line>
        <draw:custom-shape draw:style-name="gr3" draw:text-style-name="P1" draw:layer="layout" svg:width="17.145cm" svg:height="4.445cm" svg:x="1.635cm" svg:y="7.667cm">
          <text:p text:style-name="P3"><text:span text:style-name="T1">-Read age</text:span></text:p>
          <text:p text:style-name="P3"><text:span text:style-name="T1">-Read has driver licens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9.89cm" svg:y1="12.113cm" svg:x2="9.89cm" svg:y2="13.7cm">
          <text:p/>
        </draw:line>
        <draw:custom-shape draw:style-name="gr4" draw:text-style-name="P1" draw:layer="layout" svg:width="12.383cm" svg:height="4.128cm" svg:x="3.539cm" svg:y="13.699cm">
          <text:p text:style-name="P3"><text:span text:style-name="T1">Result = (Age &gt; 21 and as driver license)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89cm" svg:y1="17.827cm" svg:x2="9.89cm" svg:y2="19.414cm">
          <text:p/>
        </draw:line>
        <draw:custom-shape draw:style-name="gr5" draw:text-style-name="P1" draw:layer="layout" svg:width="6.985cm" svg:height="5.715cm" svg:x="6.397cm" svg:y="19.415cm">
          <text:p text:style-name="P3"><text:span text:style-name="T1">Result = tru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2" draw:layer="layout" svg:x1="13.383cm" svg:y1="22.272cm" svg:x2="15.605cm" svg:y2="22.272cm">
          <text:p/>
        </draw:line>
        <draw:line draw:style-name="gr7" draw:text-style-name="P2" draw:layer="layout" svg:x1="6.397cm" svg:y1="22.272cm" svg:x2="4.175cm" svg:y2="22.272cm">
          <text:p/>
        </draw:line>
        <draw:line draw:style-name="gr8" draw:text-style-name="P2" draw:layer="layout" svg:x1="15.605cm" svg:y1="22.272cm" svg:x2="15.605cm" svg:y2="23.542cm">
          <text:p/>
        </draw:line>
        <draw:line draw:style-name="gr8" draw:text-style-name="P2" draw:layer="layout" svg:x1="4.175cm" svg:y1="22.272cm" svg:x2="4.175cm" svg:y2="23.542cm">
          <text:p/>
        </draw:line>
        <draw:custom-shape draw:style-name="gr9" draw:text-style-name="P4" draw:layer="layout" svg:width="6.35cm" svg:height="2.857cm" svg:x="12.747cm" svg:y="23.543cm">
          <text:p text:style-name="P3"><text:span text:style-name="T2">Print “Rejected”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6.35cm" svg:height="2.857cm" svg:x="1cm" svg:y="23.542cm">
          <text:p text:style-name="P3"><text:span text:style-name="T2">Print “Hired”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0" draw:text-style-name="P2" draw:layer="layout" svg:x1="15.605cm" svg:y1="26.4cm" svg:x2="15.605cm" svg:y2="27.352cm">
          <text:p/>
        </draw:line>
        <draw:line draw:style-name="gr10" draw:text-style-name="P2" draw:layer="layout" svg:x1="3.54cm" svg:y1="26.4cm" svg:x2="3.54cm" svg:y2="27.352cm">
          <text:p/>
        </draw:line>
        <draw:line draw:style-name="gr11" draw:text-style-name="P2" draw:layer="layout" svg:x1="15.604cm" svg:y1="27.035cm" svg:x2="12.112cm" svg:y2="27.035cm">
          <text:p/>
        </draw:line>
        <draw:line draw:style-name="gr12" draw:text-style-name="P2" draw:layer="layout" svg:x1="3.54cm" svg:y1="27.035cm" svg:x2="7.35cm" svg:y2="27.035cm">
          <text:p/>
        </draw:line>
        <draw:custom-shape draw:style-name="gr1" draw:text-style-name="P1" draw:layer="layout" svg:width="5.08cm" svg:height="3.175cm" svg:x="7.35cm" svg:y="25.447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3.81cm" svg:height="1.905cm" svg:x="3.54cm" svg:y="21.002cm">
          <draw:text-box>
            <text:p text:style-name="P5"><text:span text:style-name="T3">Yes</text:span></text:p>
          </draw:text-box>
        </draw:frame>
        <draw:custom-shape draw:style-name="gr1" draw:text-style-name="P1" draw:layer="layout" svg:width="5.08cm" svg:height="3.175cm" svg:x="8.303cm" svg:y="2.905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3.81cm" svg:height="1.905cm" svg:x="12.43cm" svg:y="21.002cm">
          <draw:text-box>
            <text:p text:style-name="P5"><text:span text:style-name="T3">N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7T14:31:31.964801314</meta:creation-date>
    <dc:date>2023-12-17T14:40:33.629338142</dc:date>
    <meta:editing-duration>PT9M7S</meta:editing-duration>
    <meta:editing-cycles>1</meta:editing-cycles>
    <meta:document-statistic meta:object-count="21"/>
    <meta:generator>LibreOffice/7.3.7.2$Linux_X86_64 LibreOffice_project/30$Build-2</meta:generator>
  </office:meta>
</office:document-meta>
</file>